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fd09" officeooo:paragraph-rsid="000bfd09"/>
    </style:style>
    <style:style style:name="T1" style:family="text">
      <style:text-properties officeooo:rsid="000c5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s sistemas de comunicaciones:</text:p>
      <text:p text:style-name="P1">- Redes de datos</text:p>
      <text:p text:style-name="P1">- Redes inalambricas</text:p>
      <text:p text:style-name="P1">- Fibras opticas</text:p>
      <text:p text:style-name="P1">- Redes celular</text:p>
      <text:p text:style-name="P1">- <text:span text:style-name="T1">Redes satelita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9:53:51.825602512</meta:creation-date>
    <dc:date>2022-03-02T20:03:21.716559330</dc:date>
    <meta:editing-duration>PT9M40S</meta:editing-duration>
    <meta:editing-cycles>2</meta:editing-cycles>
    <meta:generator>LibreOffice/7.3.0.3$Linux_X86_64 LibreOffice_project/30$Build-3</meta:generator>
    <meta:document-statistic meta:table-count="0" meta:image-count="0" meta:object-count="0" meta:page-count="1" meta:paragraph-count="6" meta:word-count="20" meta:character-count="119" meta:non-whitespace-character-count="105"/>
  </office:meta>
</office:document-meta>
</file>